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7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8.54pt" fo:break-before="auto" style:use-optimal-row-height="true"/>
    </style:style>
    <style:style style:name="ro5" style:family="table-row">
      <style:table-row-properties style:row-height="42.0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11" calcext:value-type="float">
            <text:p>11</text:p>
          </table:table-cell>
          <table:table-cell table:style-name="ce9" table:formula="of:=COUNTIF([.E$30:.E$103];&quot;Finished in Sprint 1&quot;)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11" calcext:value-type="float">
            <text:p>11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3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3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5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3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4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5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19.52pt" svg:y="58.62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5" calcext:value-type="float">
            <text:p>15</text:p>
          </table:table-cell>
          <table:table-cell table:style-name="ce3" table:formula="of:=COUNTIF([.E$17:.E$1011]; &quot;Completed Day 3&quot;)" office:value-type="float" office:value="5" calcext:value-type="float">
            <text:p>5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5" calcext:value-type="float">
            <text:p>15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9" calcext:value-type="float">
            <text:p>9</text:p>
          </table:table-cell>
          <table:table-cell table:style-name="ce3" table:formula="of:=COUNTIF([.E$17:.E$1011]; &quot;Completed Day 5&quot;)" office:value-type="float" office:value="6" calcext:value-type="float">
            <text:p>6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7" calcext:value-type="float">
            <text:p>7</text:p>
          </table:table-cell>
          <table:table-cell table:style-name="ce3" table:formula="of:=COUNTIF([.E$17:.E$1011]; &quot;Completed Day 6&quot;)" office:value-type="float" office:value="2" calcext:value-type="float">
            <text:p>2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6" calcext:value-type="float">
            <text:p>6</text:p>
          </table:table-cell>
          <table:table-cell table:style-name="ce3" table:formula="of:=COUNTIF([.E$17:.E$1011]; &quot;Completed Day 7&quot;)" office:value-type="float" office:value="1" calcext:value-type="float">
            <text:p>1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 office:value-type="string" calcext:value-type="string">
            <text:p>Completed Day 6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 office:value-type="string" calcext:value-type="string">
            <text:p>Completed Day 6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 office:value-type="string" calcext:value-type="string">
            <text:p>Completed Day 7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23:35:11.11128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14T23:58:12.561469862</dc:date>
    <meta:editing-cycles>101</meta:editing-cycles>
    <meta:editing-duration>PT10H30M8S</meta:editing-duration>
    <meta:document-statistic meta:table-count="3" meta:cell-count="3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2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24cm" svg:y="1.303cm" svg:width="14.361cm" svg:height="6.548cm">
          <chartooo:coordinate-region svg:x="1.872cm" svg:y="1.513cm" svg:width="13.7cm" svg:height="5.669cm"/>
          <chart:axis chart:dimension="x" chart:name="primary-x" chart:style-name="ch4" chartooo:axis-type="text">
            <chart:title svg:x="7.902cm" svg:y="8.032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50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187cm" svg:y="0.239cm" chart:style-name="ch2">
          <text:p>Sprint Burn Chart</text:p>
        </chart:title>
        <chart:plot-area chart:style-name="ch3" table:cell-range-address="Sprint_01_Backlog.B7:Sprint_01_Backlog.B14" svg:x="1.212cm" svg:y="1.149cm" svg:width="9.001cm" svg:height="2.928cm">
          <chartooo:coordinate-region svg:x="1.76cm" svg:y="1.359cm" svg:width="8.34cm" svg:height="2.049cm"/>
          <chart:axis chart:dimension="x" chart:name="primary-x" chart:style-name="ch4">
            <chart:title svg:x="5.264cm" svg:y="4.181cm" chart:style-name="ch5">
              <text:p>Days</text:p>
            </chart:title>
          </chart:axis>
          <chart:axis chart:dimension="y" chart:name="primary-y" chart:style-name="ch6">
            <chart:title svg:x="0.451cm" svg:y="3.117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849cm" svg:y="1.346cm" svg:width="8.255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